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text:soft-page-break/> <text:s/></text:p>
            <text:p text:style-name="P5"/>
            <text:p text:style-name="P5"/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0</text:p>
            <text:p text:style-name="P5"/>
            <text:p text:style-name="P9"><text:placeholder text:placeholder-type="text">&lt;get_qty_mt2(line.quantity,line.price_unit)&gt;</text:placeholder>0</text:p>
            <text:p text:style-name="P5"><text:soft-page-break/></text:p>
            <text:p text:style-name="P9"><text:placeholder text:placeholder-type="text">&lt;get_amt(line.amount_ed)&gt;</text:placeholder>0</text:p>
            <text:p text:style-name="P5"/>
            <text:p text:style-name="P9"><text:placeholder text:placeholder-type="text">&lt;get_amt(o.amount_untaxed)&gt;</text:placeholder>0</text:p>
            <text:p text:style-name="P9"/>
            <text:p text:style-name="P9"><text:placeholder text:placeholder-type="text">&lt;get_amt(o.amount_tax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1:40:02</dc:date>
    <meta:editing-duration>P2DT19H22M26S</meta:editing-duration>
    <meta:editing-cycles>550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412" meta:character-count="4520" meta:non-whitespace-character-count="4041"/>
  </office:meta>
</office:document-meta>
</file>